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3mm"/>
    </style:style>
    <style:style style:name="co2" style:family="table-column">
      <style:table-column-properties fo:break-before="auto" style:column-width="9.75mm"/>
    </style:style>
    <style:style style:name="co3" style:family="table-column">
      <style:table-column-properties fo:break-before="auto" style:column-width="78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7mm" fo:break-before="auto" style:use-optimal-row-height="true"/>
    </style:style>
    <style:style style:name="ro2" style:family="table-row">
      <style:table-row-properties style:row-height="9.31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4.13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ed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fo:background-color="#eded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4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OBLIG.</text:p>
          </table:table-cell>
          <table:table-cell table:style-name="ce3" office:value-type="string" calcext:value-type="string">
            <text:p>DESCRIPCIÓN</text:p>
          </table:table-cell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RANGO DE </text:p>
            <text:p>VALORES</text:p>
          </table:table-cell>
        </table:table-row>
        <table:table-row table:style-name="ro2">
          <table:table-cell office:value-type="string" calcext:value-type="string">
            <text:p>graphClas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raph class para ejecutar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, SECTOR,</text:p>
            <text:p>DQA, PRESSZONE</text:p>
          </table:table-cell>
        </table:table-row>
        <table:table-row table:style-name="ro3">
          <table:table-cell office:value-type="string" calcext:value-type="string">
            <text:p>exploitati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plotaciones que participan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explotaciones</text:p>
          </table:table-cell>
        </table:table-row>
        <table:table-row table:style-name="ro2">
          <table:table-cell office:value-type="string" calcext:value-type="string">
            <text:p>updateFeatu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pdatea los valores de dma_id, presszone_id, sector_id &amp; dma_id de todos los NODOS, ARCOS, CONNEC que sean inundados por el algorit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, true</text:p>
          </table:table-cell>
        </table:table-row>
        <table:table-row table:style-name="ro4">
          <table:table-cell office:value-type="string" calcext:value-type="string">
            <text:p>updateMapZo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: no updatea el campo geometría (the_geom) de la mapzone</text:p>
            <text:p>1: Updatea haciendo un poligono envolvente con todos los elementos</text:p>
            <text:p>2: Updatea haciendo un buffer a los tramos con el valor de </text:p>
            <text:p>geomParamUpdate</text:p>
            <text:p>3: Updatea haciendo un buffer a los tramos con el valor de </text:p>
            <text:p>geomParamUpdate e incorporando la geometría de plot (si existe)</text:p>
            <text:p/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,1,2,3,4,5</text:p>
          </table:table-cell>
        </table:table-row>
        <table:table-row table:style-name="ro3">
          <table:table-cell office:value-type="string" calcext:value-type="string">
            <text:p>geomParamUpd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or relacionado con las opciones 2, 3 del key anterio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uálquier numero 0.1 – 100</text:p>
          </table:table-cell>
        </table:table-row>
        <table:table-row table:style-name="ro3">
          <table:table-cell office:value-type="string" calcext:value-type="string">
            <text:p>macroExploit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ro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macro-explotaciones</text:p>
          </table:table-cell>
        </table:table-row>
        <table:table-row table:style-name="ro2">
          <table:table-cell office:value-type="string" calcext:value-type="string">
            <text:p>checkDa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 true, comprueba si los datos del sistema estan correctors (topologia, </text:p>
            <text:p>state_type, etc), En caso que haya errores, aborta el proces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3">
          <table:table-cell office:value-type="string" calcext:value-type="string">
            <text:p>usePlanPsect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 true, usa todos los psectors de la explotacion en el anàlisis del algorit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2">
          <table:table-cell office:value-type="string" calcext:value-type="string">
            <text:p>floodOnlyMapz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mandatory value. If not null, algorithm onlywill flood defined mapzones.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<text:s/>mapzones definidas</text:p>
          </table:table-cell>
        </table:table-row>
        <table:table-row table:style-name="ro3">
          <table:table-cell office:value-type="string" calcext:value-type="string">
            <text:p>valueForDisconnec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 true, a los elementos desconectados se les asignará el <text:s/>valor diferente a 0. Útil cuando se monta el modelo de sectorización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s los valores de mapzone</text:p>
          </table:table-cell>
        </table:table-row>
        <table:table-row table:style-name="ro2">
          <table:table-cell office:value-type="string" calcext:value-type="string">
            <text:p>forceOp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álvulas a las que se puede forzar su abertura (p.e. para válvulas cerradas </text:p>
            <text:p>que por lo que sea queremos abrir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as las válvulas cerradas</text:p>
          </table:table-cell>
        </table:table-row>
        <table:table-row table:style-name="ro5">
          <table:table-cell office:value-type="string" calcext:value-type="string">
            <text:p>forceClos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dos en general a los que se puede forzar su cierre (p.e. en fase de debug </text:p>
            <text:p>por si el trace se nos descontrola y no converge cómo es previsto)</text:p>
            <text:p/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os los nodos (excepto válvulas cerrada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04T18:14:43.467000000</meta:creation-date>
    <dc:date>2022-08-04T18:24:55.922000000</dc:date>
    <meta:editing-duration>PT10M11S</meta:editing-duration>
    <meta:editing-cycles>3</meta:editing-cycles>
    <meta:generator>LibreOffice/6.3.3.2$Windows_X86_64 LibreOffice_project/a64200df03143b798afd1ec74a12ab50359878ed</meta:generator>
    <meta:document-statistic meta:table-count="1" meta:cell-count="65" meta:object-count="0"/>
  </office:meta>
</office:document-meta>
</file>